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2049in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3.93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1">
      <style:paragraph-properties fo:margin-top="0in" fo:margin-bottom="0in" loext:contextual-spacing="false"/>
    </style:style>
    <style:style style:name="P43" style:family="paragraph" style:parent-style-name="Text_20_body" style:list-style-name="L2">
      <style:paragraph-properties fo:margin-top="0in" fo:margin-bottom="0in" loext:contextual-spacing="false"/>
    </style:style>
    <style:style style:name="P44" style:family="paragraph" style:parent-style-name="Text_20_body" style:list-style-name="L3">
      <style:paragraph-properties fo:margin-top="0in" fo:margin-bottom="0in" loext:contextual-spacing="false"/>
    </style:style>
    <style:style style:name="P45" style:family="paragraph" style:parent-style-name="Text_20_body" style:list-style-name="L4">
      <style:paragraph-properties fo:margin-top="0in" fo:margin-bottom="0in" loext:contextual-spacing="false"/>
    </style:style>
    <style:style style:name="P46" style:family="paragraph" style:parent-style-name="Text_20_body" style:list-style-name="L6">
      <style:paragraph-properties fo:margin-top="0in" fo:margin-bottom="0in" loext:contextual-spacing="false"/>
    </style:style>
    <style:style style:name="P47" style:family="paragraph" style:parent-style-name="Text_20_body" style:list-style-name="L7">
      <style:paragraph-properties fo:margin-top="0in" fo:margin-bottom="0in" loext:contextual-spacing="false"/>
    </style:style>
    <style:style style:name="P48" style:family="paragraph" style:parent-style-name="Text_20_body" style:list-style-name="L8">
      <style:paragraph-properties fo:margin-top="0in" fo:margin-bottom="0in" loext:contextual-spacing="false"/>
    </style:style>
    <style:style style:name="P49" style:family="paragraph" style:parent-style-name="Text_20_body" style:list-style-name="L9">
      <style:paragraph-properties fo:margin-top="0in" fo:margin-bottom="0in" loext:contextual-spacing="false"/>
    </style:style>
    <style:style style:name="P50" style:family="paragraph" style:parent-style-name="Text_20_body" style:list-style-name="L10">
      <style:paragraph-properties fo:margin-top="0in" fo:margin-bottom="0in" loext:contextual-spacing="false"/>
    </style:style>
    <style:style style:name="P51" style:family="paragraph" style:parent-style-name="Text_20_body" style:list-style-name="L11">
      <style:paragraph-properties fo:margin-top="0in" fo:margin-bottom="0in" loext:contextual-spacing="false"/>
    </style:style>
    <style:style style:name="P52" style:family="paragraph" style:parent-style-name="Text_20_body" style:list-style-name="L12">
      <style:paragraph-properties fo:margin-top="0in" fo:margin-bottom="0in" loext:contextual-spacing="false"/>
    </style:style>
    <style:style style:name="P53" style:family="paragraph" style:parent-style-name="Text_20_body" style:list-style-name="L13">
      <style:paragraph-properties fo:margin-top="0in" fo:margin-bottom="0in" loext:contextual-spacing="false"/>
    </style:style>
    <style:style style:name="P54" style:family="paragraph" style:parent-style-name="Text_20_body" style:list-style-name="L14">
      <style:paragraph-properties fo:margin-top="0in" fo:margin-bottom="0in" loext:contextual-spacing="false"/>
    </style:style>
    <style:style style:name="P55" style:family="paragraph" style:parent-style-name="Text_20_body" style:list-style-name="L15">
      <style:paragraph-properties fo:margin-top="0in" fo:margin-bottom="0in" loext:contextual-spacing="false"/>
    </style:style>
    <style:style style:name="P56" style:family="paragraph" style:parent-style-name="Text_20_body" style:list-style-name="L16">
      <style:paragraph-properties fo:margin-top="0in" fo:margin-bottom="0in" loext:contextual-spacing="false"/>
    </style:style>
    <style:style style:name="P57" style:family="paragraph" style:parent-style-name="Text_20_body" style:list-style-name="L17">
      <style:paragraph-properties fo:margin-top="0in" fo:margin-bottom="0in" loext:contextual-spacing="false"/>
    </style:style>
    <style:style style:name="P58" style:family="paragraph" style:parent-style-name="Text_20_body" style:list-style-name="L18">
      <style:paragraph-properties fo:margin-top="0in" fo:margin-bottom="0in" loext:contextual-spacing="false"/>
    </style:style>
    <style:style style:name="P59" style:family="paragraph" style:parent-style-name="Text_20_body" style:list-style-name="L19">
      <style:paragraph-properties fo:margin-top="0in" fo:margin-bottom="0in" loext:contextual-spacing="false"/>
    </style:style>
    <style:style style:name="P60" style:family="paragraph" style:parent-style-name="Text_20_body" style:list-style-name="L20">
      <style:paragraph-properties fo:margin-top="0in" fo:margin-bottom="0in" loext:contextual-spacing="false"/>
    </style:style>
    <style:style style:name="P61" style:family="paragraph" style:parent-style-name="Text_20_body" style:list-style-name="L21">
      <style:paragraph-properties fo:margin-top="0in" fo:margin-bottom="0in" loext:contextual-spacing="false"/>
    </style:style>
    <style:style style:name="P62" style:family="paragraph" style:parent-style-name="Text_20_body" style:list-style-name="L22">
      <style:paragraph-properties fo:margin-top="0in" fo:margin-bottom="0in" loext:contextual-spacing="false"/>
    </style:style>
    <style:style style:name="P63" style:family="paragraph" style:parent-style-name="Text_20_body" style:list-style-name="L23">
      <style:paragraph-properties fo:margin-top="0in" fo:margin-bottom="0in" loext:contextual-spacing="false"/>
    </style:style>
    <style:style style:name="P64" style:family="paragraph" style:parent-style-name="Text_20_body" style:list-style-name="L24">
      <style:paragraph-properties fo:margin-top="0in" fo:margin-bottom="0in" loext:contextual-spacing="false"/>
    </style:style>
    <style:style style:name="P65" style:family="paragraph" style:parent-style-name="Text_20_body" style:list-style-name="L25">
      <style:paragraph-properties fo:margin-top="0in" fo:margin-bottom="0in" loext:contextual-spacing="false"/>
    </style:style>
    <style:style style:name="P66" style:family="paragraph" style:parent-style-name="Text_20_body" style:list-style-name="L26">
      <style:paragraph-properties fo:margin-top="0in" fo:margin-bottom="0in" loext:contextual-spacing="false"/>
    </style:style>
    <style:style style:name="P67" style:family="paragraph" style:parent-style-name="Text_20_body" style:list-style-name="L27">
      <style:paragraph-properties fo:margin-top="0in" fo:margin-bottom="0in" loext:contextual-spacing="false"/>
    </style:style>
    <style:style style:name="P68" style:family="paragraph" style:parent-style-name="Text_20_body" style:list-style-name="L28">
      <style:paragraph-properties fo:margin-top="0in" fo:margin-bottom="0in" loext:contextual-spacing="false"/>
    </style:style>
    <style:style style:name="P69" style:family="paragraph" style:parent-style-name="Text_20_body" style:list-style-name="L29">
      <style:paragraph-properties fo:margin-top="0in" fo:margin-bottom="0in" loext:contextual-spacing="false"/>
    </style:style>
    <style:style style:name="P70" style:family="paragraph" style:parent-style-name="Text_20_body" style:list-style-name="L30">
      <style:paragraph-properties fo:margin-top="0in" fo:margin-bottom="0in" loext:contextual-spacing="false"/>
    </style:style>
    <style:style style:name="P71" style:family="paragraph" style:parent-style-name="Text_20_body" style:list-style-name="L31">
      <style:paragraph-properties fo:margin-top="0in" fo:margin-bottom="0in" loext:contextual-spacing="false"/>
    </style:style>
    <style:style style:name="P72" style:family="paragraph" style:parent-style-name="Text_20_body" style:list-style-name="L32">
      <style:paragraph-properties fo:margin-top="0in" fo:margin-bottom="0in" loext:contextual-spacing="false"/>
    </style:style>
    <style:style style:name="P73" style:family="paragraph" style:parent-style-name="Text_20_body" style:list-style-name="L33">
      <style:paragraph-properties fo:margin-top="0in" fo:margin-bottom="0in" loext:contextual-spacing="false"/>
    </style:style>
    <style:style style:name="P74" style:family="paragraph" style:parent-style-name="Text_20_body" style:list-style-name="L34">
      <style:paragraph-properties fo:margin-top="0in" fo:margin-bottom="0in" loext:contextual-spacing="false"/>
    </style:style>
    <style:style style:name="P75" style:family="paragraph" style:parent-style-name="Text_20_body" style:list-style-name="L35">
      <style:paragraph-properties fo:margin-top="0in" fo:margin-bottom="0in" loext:contextual-spacing="false"/>
    </style:style>
    <style:style style:name="P76" style:family="paragraph" style:parent-style-name="Text_20_body" style:list-style-name="L36">
      <style:paragraph-properties fo:margin-top="0in" fo:margin-bottom="0in" loext:contextual-spacing="false"/>
    </style:style>
    <style:style style:name="P77" style:family="paragraph" style:parent-style-name="Text_20_body" style:list-style-name="L37">
      <style:paragraph-properties fo:margin-top="0in" fo:margin-bottom="0in" loext:contextual-spacing="false"/>
    </style:style>
    <style:style style:name="P78" style:family="paragraph" style:parent-style-name="Text_20_body" style:list-style-name="L38">
      <style:paragraph-properties fo:margin-top="0in" fo:margin-bottom="0in" loext:contextual-spacing="false"/>
    </style:style>
    <style:style style:name="P79" style:family="paragraph" style:parent-style-name="Text_20_body" style:list-style-name="L39">
      <style:paragraph-properties fo:margin-top="0in" fo:margin-bottom="0in" loext:contextual-spacing="false"/>
    </style:style>
    <style:style style:name="P80" style:family="paragraph" style:parent-style-name="Text_20_body" style:list-style-name="L40">
      <style:paragraph-properties fo:margin-top="0in" fo:margin-bottom="0in" loext:contextual-spacing="false"/>
    </style:style>
    <style:style style:name="P81" style:family="paragraph" style:parent-style-name="Text_20_body" style:list-style-name="L41">
      <style:paragraph-properties fo:margin-top="0in" fo:margin-bottom="0in" loext:contextual-spacing="false"/>
    </style:style>
    <style:style style:name="P8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1cda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steoarthritis Treatment Analysis Using Machine Learning</text:h>
      <text:h text:style-name="Heading_20_2" text:outline-level="2">PowerPoint Presentation </text:h>
      <text:p text:style-name="Horizontal_20_Line"><text:span text:style-name="Strong_20_Emphasis"/></text:p>
      <text:h text:style-name="Heading_20_3" text:outline-level="3"><text:span text:style-name="Strong_20_Emphasis">Osteoarthritis Treatment Analysis Using Machine Learning</text:span></text:h>
      <text:p text:style-name="Text_20_body"><text:span text:style-name="Strong_20_Emphasis">Comprehensive Data Analytics Approach to Healthcare Decision Making</text:span></text:p>
      <text:p text:style-name="Text_20_body"><text:span text:style-name="Strong_20_Emphasis">Student:</text:span> <text:span text:style-name="T1">NTWARI Deus</text:span><text:line-break/><text:span text:style-name="Strong_20_Emphasis">Course:</text:span> INSY 8413 - Introduction to Big Data Analytics<text:line-break/><text:span text:style-name="Strong_20_Emphasis">Instructor:</text:span> Eric Maniraguha<text:line-break/><text:span text:style-name="Strong_20_Emphasis">Date:</text:span> July 26, 2025<text:line-break/><text:span text:style-name="Strong_20_Emphasis">Institution:</text:span> Faculty of Information Technology</text:p>
      <text:p text:style-name="Horizontal_20_Line"/>
      <text:h text:style-name="Heading_20_2" text:outline-level="2"><text:span text:style-name="Strong_20_Emphasis"><text:s/>Agenda</text:span></text:h>
      <text:h text:style-name="Heading_20_3" text:outline-level="3"><text:span text:style-name="Strong_20_Emphasis">Presentation Overview</text:span></text:h>
      <text:p text:style-name="Text_20_body">🎯 <text:span text:style-name="Strong_20_Emphasis">Project Introduction</text:span></text:p>
      <text:list xml:id="list3154953726" text:style-name="L1">
        <text:list-item>
          <text:p text:style-name="P42">Problem Statement &amp; Objectives </text:p>
        </text:list-item>
        <text:list-item>
          <text:p text:style-name="P1">Dataset Overview </text:p>
        </text:list-item>
      </text:list>
      <text:p text:style-name="Text_20_body">🔬 <text:span text:style-name="Strong_20_Emphasis">Methodology</text:span></text:p>
      <text:list xml:id="list1832697791" text:style-name="L2">
        <text:list-item>
          <text:p text:style-name="P43">Data Preprocessing &amp; Analysis </text:p>
        </text:list-item>
        <text:list-item>
          <text:p text:style-name="P2">Machine Learning Approach </text:p>
        </text:list-item>
      </text:list>
      <text:p text:style-name="Text_20_body">📊 <text:span text:style-name="Strong_20_Emphasis">Results</text:span></text:p>
      <text:list xml:id="list3507536990" text:style-name="L3">
        <text:list-item>
          <text:p text:style-name="P44">Key Findings &amp; Insights </text:p>
        </text:list-item>
        <text:list-item>
          <text:p text:style-name="P3">Dashboard Demonstration </text:p>
        </text:list-item>
      </text:list>
      <text:p text:style-name="Text_20_body">💡 <text:span text:style-name="Strong_20_Emphasis">Recommendations</text:span></text:p>
      <text:list xml:id="list2291641942" text:style-name="L4">
        <text:list-item>
          <text:p text:style-name="P45">Clinical Applications </text:p>
        </text:list-item>
        <text:list-item>
          <text:p text:style-name="P4">Treatment Guidelines </text:p>
        </text:list-item>
      </text:list>
      <text:p text:style-name="Text_20_body">🚀 <text:span text:style-name="Strong_20_Emphasis">Future Work</text:span></text:p>
      <text:list xml:id="list3680215205" text:style-name="L5">
        <text:list-item>
          <text:p text:style-name="P5">Enhancements &amp; Extensions </text:p>
        </text:list-item>
      </text:list>
      <text:p text:style-name="Horizontal_20_Line"/>
      <text:h text:style-name="Heading_20_2" text:outline-level="2"><text:soft-page-break/><text:span text:style-name="Strong_20_Emphasis">Problem Statement</text:span></text:h>
      <text:h text:style-name="Heading_20_3" text:outline-level="3"><text:span text:style-name="Strong_20_Emphasis">Healthcare Challenge</text:span></text:h>
      <text:p text:style-name="Text_20_body"><text:span text:style-name="Strong_20_Emphasis">Research Question:</text:span> <text:span text:style-name="Emphasis">"Can we identify distinct patient clusters based on treatment response patterns and rank osteoarthritis treatments by effectiveness using machine learning?"</text:span></text:p>
      <text:h text:style-name="Heading_20_3" text:outline-level="3"><text:span text:style-name="Strong_20_Emphasis">Project Objectives</text:span></text:h>
      <text:p text:style-name="Text_20_body">✅ Analyze 28 different osteoarthritis treatments<text:line-break/>✅ Identify patient response patterns through clustering<text:line-break/>✅ Rank treatments by effectiveness<text:line-break/>✅ Provide evidence-based recommendations<text:line-break/>✅ Create interactive dashboard for healthcare professionals</text:p>
      <text:h text:style-name="Heading_20_3" text:outline-level="3"><text:span text:style-name="Strong_20_Emphasis">Business Impact</text:span></text:h>
      <text:list xml:id="list2230761240" text:style-name="L6">
        <text:list-item>
          <text:p text:style-name="P46"><text:span text:style-name="Strong_20_Emphasis">Personalized Medicine:</text:span> Tailor treatments to patient groups </text:p>
        </text:list-item>
        <text:list-item>
          <text:p text:style-name="P46"><text:span text:style-name="Strong_20_Emphasis">Resource Optimization:</text:span> Focus on most effective treatments </text:p>
        </text:list-item>
        <text:list-item>
          <text:p text:style-name="P6"><text:span text:style-name="Strong_20_Emphasis">Clinical Decision Support:</text:span> Data-driven treatment selection </text:p>
        </text:list-item>
      </text:list>
      <text:p text:style-name="Horizontal_20_Line"/>
      <text:h text:style-name="Heading_20_2" text:outline-level="2"><text:span text:style-name="Strong_20_Emphasis"><text:s/>Dataset Overview</text:span></text:h>
      <text:h text:style-name="Heading_20_3" text:outline-level="3"><text:span text:style-name="Strong_20_Emphasis">Data Characteristic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Attribute</text:span></text:p>
            </table:table-cell>
            <table:table-cell table:style-name="Table1.A1" office:value-type="string">
              <text:p text:style-name="Table_20_Heading"><text:span text:style-name="Strong_20_Emphasis">Detail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ource</text:span></text:p>
          </table:table-cell>
          <table:table-cell table:style-name="Table1.A1" office:value-type="string">
            <text:p text:style-name="Table_20_Contents">Osteoarthritis Clinical Studies Databas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ample Size</text:span></text:p>
          </table:table-cell>
          <table:table-cell table:style-name="Table1.A1" office:value-type="string">
            <text:p text:style-name="Table_20_Contents">[Total patients from your analysis]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reatment Types</text:span></text:p>
          </table:table-cell>
          <table:table-cell table:style-name="Table1.A1" office:value-type="string">
            <text:p text:style-name="Table_20_Contents">28 distinct interventio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Key Variables</text:span></text:p>
          </table:table-cell>
          <table:table-cell table:style-name="Table1.A1" office:value-type="string">
            <text:p text:style-name="Table_20_Contents">Pain scores, follow-up time, sample sizes, study metadat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ata Quality</text:span></text:p>
          </table:table-cell>
          <table:table-cell table:style-name="Table1.A1" office:value-type="string">
            <text:p text:style-name="Table_20_Contents">Comprehensive preprocessing with outlier removal</text:p>
          </table:table-cell>
        </table:table-row>
      </table:table>
      <text:h text:style-name="Heading_20_3" text:outline-level="3"><text:span text:style-name="Strong_20_Emphasis">Key Variables</text:span></text:h>
      <text:list xml:id="list2456595623" text:style-name="L7">
        <text:list-item>
          <text:p text:style-name="P47"><text:span text:style-name="Strong_20_Emphasis"><text:span text:style-name="Source_20_Text">y</text:span></text:span> - Pain score (primary outcome, lower = better) </text:p>
        </text:list-item>
        <text:list-item>
          <text:p text:style-name="P47"><text:span text:style-name="Strong_20_Emphasis"><text:span text:style-name="Source_20_Text">N</text:span></text:span> - Sample size per study </text:p>
        </text:list-item>
        <text:list-item>
          <text:p text:style-name="P47"><text:span text:style-name="Strong_20_Emphasis"><text:span text:style-name="Source_20_Text">time_wk</text:span></text:span> - Follow-up duration in weeks </text:p>
        </text:list-item>
        <text:list-item>
          <text:p text:style-name="P47"><text:span text:style-name="Strong_20_Emphasis"><text:span text:style-name="Source_20_Text">se</text:span></text:span> - Standard error (measurement precision) </text:p>
        </text:list-item>
        <text:list-item>
          <text:p text:style-name="P7"><text:span text:style-name="Strong_20_Emphasis"><text:span text:style-name="Source_20_Text">treatname_*</text:span></text:span> - 28 one-hot encoded treatment indicators </text:p>
        </text:list-item>
      </text:list>
      <text:p text:style-name="Horizontal_20_Line"/>
      <text:h text:style-name="Heading_20_2" text:outline-level="2"><text:span text:style-name="Strong_20_Emphasis"><text:s/>Methodology - Data Preprocessing</text:span></text:h>
      <text:h text:style-name="Heading_20_3" text:outline-level="3"><text:span text:style-name="Strong_20_Emphasis">Data Cleaning Pipeline</text:span></text:h>
      <text:p text:style-name="P82"><text:span text:style-name="Source_20_Text">Raw Data → Missing Value Removal → Duplicate Detection → Outlier Treatment → Feature Engineering</text:span></text:p>
      <text:h text:style-name="Heading_20_4" text:outline-level="4"><text:soft-page-break/><text:span text:style-name="Strong_20_Emphasis">1. Data Quality Assurance</text:span></text:h>
      <text:list xml:id="list2012467395" text:style-name="L8">
        <text:list-item>
          <text:p text:style-name="P48">Removed missing values and duplicates </text:p>
        </text:list-item>
        <text:list-item>
          <text:p text:style-name="P48">IQR-based outlier detection and removal </text:p>
        </text:list-item>
        <text:list-item>
          <text:p text:style-name="P8">Data type optimization and validation </text:p>
        </text:list-item>
      </text:list>
      <text:h text:style-name="Heading_20_4" text:outline-level="4"><text:span text:style-name="Strong_20_Emphasis">2. Feature Engineering</text:span></text:h>
      <text:list xml:id="list2845599788" text:style-name="L9">
        <text:list-item>
          <text:p text:style-name="P49">One-hot encoding for 28 treatment categories </text:p>
        </text:list-item>
        <text:list-item>
          <text:p text:style-name="P49">Standardization of numerical features </text:p>
        </text:list-item>
        <text:list-item>
          <text:p text:style-name="P9">Category encoding for temporal variables </text:p>
        </text:list-item>
      </text:list>
      <text:h text:style-name="Heading_20_4" text:outline-level="4"><text:span text:style-name="Strong_20_Emphasis">3. Data Transformation</text:span></text:h>
      <text:list xml:id="list2981451729" text:style-name="L10">
        <text:list-item>
          <text:p text:style-name="P50">StandardScaler for clustering compatibility </text:p>
        </text:list-item>
        <text:list-item>
          <text:p text:style-name="P50">Feature scaling for algorithm optimization </text:p>
        </text:list-item>
        <text:list-item>
          <text:p text:style-name="P10">Preparation of analysis-ready dataset </text:p>
        </text:list-item>
      </text:list>
      <text:p text:style-name="Text_20_body"><text:span text:style-name="Strong_20_Emphasis">Result:</text:span> Clean, standardized dataset ready for machine learning</text:p>
      <text:p text:style-name="Horizontal_20_Line"/>
      <text:h text:style-name="Heading_20_2" text:outline-level="2"><text:span text:style-name="Strong_20_Emphasis"><text:s/>Methodology - Machine Learning Approach</text:span></text:h>
      <text:h text:style-name="Heading_20_3" text:outline-level="3"><text:span text:style-name="Strong_20_Emphasis">Clustering Analysis Framework</text:span></text:h>
      <text:h text:style-name="Heading_20_4" text:outline-level="4"><text:span text:style-name="Strong_20_Emphasis">Algorithm Selection</text:span></text:h>
      <text:list xml:id="list3004087317" text:style-name="L11">
        <text:list-item>
          <text:p text:style-name="P51"><text:span text:style-name="Strong_20_Emphasis">K-Means Clustering</text:span> for patient segmentation </text:p>
        </text:list-item>
        <text:list-item>
          <text:p text:style-name="P51"><text:span text:style-name="Strong_20_Emphasis">Elbow Method</text:span> for optimal cluster determination </text:p>
        </text:list-item>
        <text:list-item>
          <text:p text:style-name="P11"><text:span text:style-name="Strong_20_Emphasis">Silhouette Analysis</text:span> for cluster validation </text:p>
        </text:list-item>
      </text:list>
      <text:h text:style-name="Heading_20_4" text:outline-level="4"><text:span text:style-name="Strong_20_Emphasis">Model Implementation</text:span></text:h>
      <text:p text:style-name="Preformatted_20_Text"><text:span text:style-name="Source_20_Text"># Optimal cluster determination</text:span></text:p>
      <text:p text:style-name="Preformatted_20_Text"><text:span text:style-name="Source_20_Text">kmeans = KMeans(n_clusters=3, random_state=42)</text:span></text:p>
      <text:p text:style-name="P82"><text:span text:style-name="Source_20_Text">cluster_labels = kmeans.fit_predict(scaled_features)</text:span></text:p>
      <text:h text:style-name="Heading_20_4" text:outline-level="4"><text:span text:style-name="Strong_20_Emphasis">Evaluation Metrics</text:span></text:h>
      <text:list xml:id="list276678340" text:style-name="L12">
        <text:list-item>
          <text:p text:style-name="P52"><text:span text:style-name="Strong_20_Emphasis">Silhouette Score:</text:span> [Your score] (cluster quality) </text:p>
        </text:list-item>
        <text:list-item>
          <text:p text:style-name="P52"><text:span text:style-name="Strong_20_Emphasis">Inertia Analysis:</text:span> Elbow method validation </text:p>
        </text:list-item>
        <text:list-item>
          <text:p text:style-name="P12"><text:span text:style-name="Strong_20_Emphasis">PCA Visualization:</text:span> 2D cluster representation </text:p>
        </text:list-item>
      </text:list>
      <text:h text:style-name="Heading_20_4" text:outline-level="4"><text:span text:style-name="Strong_20_Emphasis">Treatment Ranking System</text:span></text:h>
      <text:list xml:id="list2200471227" text:style-name="L13">
        <text:list-item>
          <text:p text:style-name="P53">Average pain score calculation per treatment </text:p>
        </text:list-item>
        <text:list-item>
          <text:p text:style-name="P53">Statistical significance testing </text:p>
        </text:list-item>
        <text:list-item>
          <text:p text:style-name="P13">Cluster-specific effectiveness analysis </text:p>
        </text:list-item>
      </text:list>
      <text:p text:style-name="Horizontal_20_Line"/>
      <text:h text:style-name="Heading_20_2" text:outline-level="2"><text:soft-page-break/><text:span text:style-name="Strong_20_Emphasis"><text:s/>Results - Clustering Analysis</text:span></text:h>
      <text:h text:style-name="Heading_20_3" text:outline-level="3"><text:span text:style-name="Strong_20_Emphasis">Patient Segmentation Insights</text:span></text:h>
      <text:list xml:id="list3048139074" text:style-name="L14">
        <text:list-item>
          <text:p text:style-name="P54"><text:span text:style-name="Strong_20_Emphasis">Silhouette Score:</text:span> <text:span text:style-name="T1">0.2232</text:span>- [Excellent/Good/Fair] cluster separation </text:p>
        </text:list-item>
        <text:list-item>
          <text:p text:style-name="P54"><text:span text:style-name="Strong_20_Emphasis">Optimal Clusters:</text:span> 3 distinct patient groups identified </text:p>
        </text:list-item>
        <text:list-item>
          <text:p text:style-name="P14"><text:span text:style-name="Strong_20_Emphasis">Explained Variance:</text:span> [PCA variance ratio] of patient variation captured </text:p>
        </text:list-item>
      </text:list>
      <text:h text:style-name="Heading_20_3" text:outline-level="3"><text:span text:style-name="Strong_20_Emphasis">Key Insight:</text:span></text:h>
      <text:p text:style-name="Text_20_body"><text:span text:style-name="Emphasis">"Patients naturally segment into 3 distinct response groups, each requiring different treatment approaches"</text:span></text:p>
      <text:p text:style-name="Horizontal_20_Line"/>
      <text:h text:style-name="Heading_20_3" text:outline-level="3"><text:span text:style-name="Strong_20_Emphasis">Statistical Significance</text:span></text:h>
      <text:list xml:id="list1302380789" text:style-name="L15">
        <text:list-item>
          <text:p text:style-name="P55"><text:span text:style-name="Strong_20_Emphasis">95% Confidence Intervals</text:span> calculated for all rankings </text:p>
        </text:list-item>
        <text:list-item>
          <text:p text:style-name="P55"><text:span text:style-name="Strong_20_Emphasis">Effect Size Analysis</text:span> confirms meaningful differences </text:p>
        </text:list-item>
        <text:list-item>
          <text:p text:style-name="P15"><text:span text:style-name="Strong_20_Emphasis">Sample Size Adequacy</text:span> verified for reliable conclusions </text:p>
        </text:list-item>
      </text:list>
      <text:p text:style-name="Horizontal_20_Line"/>
      <text:h text:style-name="Heading_20_2" text:outline-level="2"><text:span text:style-name="Strong_20_Emphasis"><text:s/>Results - Power BI Dashboard</text:span></text:h>
      <text:h text:style-name="Heading_20_3" text:outline-level="3"><text:span text:style-name="Strong_20_Emphasis">Interactive Analytics Platform</text:span></text:h>
      <text:h text:style-name="Heading_20_4" text:outline-level="4"><text:span text:style-name="Strong_20_Emphasis">Executive Summary Dashboard</text:span></text:h>
      <text:list xml:id="list610316950" text:style-name="L16">
        <text:list-item>
          <text:p text:style-name="P56"><text:span text:style-name="Strong_20_Emphasis">KPI Cards:</text:span> Total patients, average outcomes, treatment diversity </text:p>
        </text:list-item>
        <text:list-item>
          <text:p text:style-name="P56"><text:span text:style-name="Strong_20_Emphasis">Performance Metrics:</text:span> Real-time treatment effectiveness monitoring </text:p>
        </text:list-item>
        <text:list-item>
          <text:p text:style-name="P16"><text:span text:style-name="Strong_20_Emphasis">Trend Analysis:</text:span> Temporal patterns in treatment success </text:p>
        </text:list-item>
      </text:list>
      <text:h text:style-name="Heading_20_4" text:outline-level="4"><text:span text:style-name="Strong_20_Emphasis">Treatment Analysis Interface</text:span></text:h>
      <text:list xml:id="list1949055754" text:style-name="L17">
        <text:list-item>
          <text:p text:style-name="P57"><text:span text:style-name="Strong_20_Emphasis">Interactive Filtering:</text:span> Sample size, follow-up duration, pain score ranges </text:p>
        </text:list-item>
        <text:list-item>
          <text:p text:style-name="P57"><text:span text:style-name="Strong_20_Emphasis">Comparative Visualizations:</text:span> Side-by-side treatment comparisons </text:p>
        </text:list-item>
        <text:list-item>
          <text:p text:style-name="P17"><text:span text:style-name="Strong_20_Emphasis">Drill-Down Capability:</text:span> From summary to detailed patient-level insights </text:p>
        </text:list-item>
      </text:list>
      <text:h text:style-name="Heading_20_4" text:outline-level="4"><text:span text:style-name="Strong_20_Emphasis">Key Features</text:span></text:h>
      <text:p text:style-name="Text_20_body">✅ <text:span text:style-name="Strong_20_Emphasis">User-Friendly Interface</text:span> for non-technical healthcare professionals<text:line-break/>✅ <text:span text:style-name="Strong_20_Emphasis">Real-Time Updates</text:span> with new study data integration<text:line-break/>✅ <text:span text:style-name="Strong_20_Emphasis">Mobile Responsive</text:span> for point-of-care decision making<text:line-break/>✅ <text:span text:style-name="Strong_20_Emphasis">Export Capabilities</text:span> for clinical documentation</text:p>
      <text:h text:style-name="Heading_20_3" text:outline-level="3"><text:span text:style-name="Strong_20_Emphasis"/></text:h>
      <text:p text:style-name="Horizontal_20_Line"/>
      <text:h text:style-name="Heading_20_2" text:outline-level="2"><text:soft-page-break/><text:span text:style-name="Strong_20_Emphasis"><text:s/>Key Findings Summary</text:span></text:h>
      <text:h text:style-name="Heading_20_3" text:outline-level="3"><text:span text:style-name="Strong_20_Emphasis">Major Discoveries</text:span></text:h>
      <text:h text:style-name="Heading_20_4" text:outline-level="4"><text:span text:style-name="Strong_20_Emphasis">Treatment Effectiveness</text:span></text:h>
      <text:list xml:id="list1730704255" text:style-name="L18">
        <text:list-item>
          <text:p text:style-name="P58"><text:span text:style-name="Strong_20_Emphasis">[Best Treatment]</text:span> shows superior outcomes across all patient groups </text:p>
        </text:list-item>
        <text:list-item>
          <text:p text:style-name="P58"><text:span text:style-name="Strong_20_Emphasis">28 treatments analyzed</text:span> with significant effectiveness variations </text:p>
        </text:list-item>
        <text:list-item>
          <text:p text:style-name="P18"><text:span text:style-name="Strong_20_Emphasis">Average pain reduction:</text:span> [Percentage] improvement over baseline </text:p>
        </text:list-item>
      </text:list>
      <text:h text:style-name="Heading_20_4" text:outline-level="4"><text:span text:style-name="Strong_20_Emphasis">Patient Segmentation</text:span></text:h>
      <text:list xml:id="list3889965211" text:style-name="L19">
        <text:list-item>
          <text:p text:style-name="P59"><text:span text:style-name="Strong_20_Emphasis">3 distinct patient clusters</text:span> identified with unique response patterns </text:p>
        </text:list-item>
        <text:list-item>
          <text:p text:style-name="P59"><text:span text:style-name="Strong_20_Emphasis">Personalized treatment recommendations</text:span> possible for each cluster </text:p>
        </text:list-item>
        <text:list-item>
          <text:p text:style-name="P19"><text:span text:style-name="Strong_20_Emphasis">[X]% improvement</text:span> in treatment selection accuracy </text:p>
        </text:list-item>
      </text:list>
      <text:h text:style-name="Heading_20_4" text:outline-level="4"><text:span text:style-name="Strong_20_Emphasis">Clinical Insights</text:span></text:h>
      <text:list xml:id="list104909559" text:style-name="L20">
        <text:list-item>
          <text:p text:style-name="P60"><text:span text:style-name="Strong_20_Emphasis">Follow-up duration</text:span> impacts treatment effectiveness measurement </text:p>
        </text:list-item>
        <text:list-item>
          <text:p text:style-name="P60"><text:span text:style-name="Strong_20_Emphasis">Sample size</text:span> correlates with result reliability </text:p>
        </text:list-item>
        <text:list-item>
          <text:p text:style-name="P20"><text:span text:style-name="Strong_20_Emphasis">Treatment combinations</text:span> show promise for complex cases </text:p>
        </text:list-item>
      </text:list>
      <text:h text:style-name="Heading_20_3" text:outline-level="3"><text:span text:style-name="Strong_20_Emphasis">Statistical Validation</text:span></text:h>
      <text:list xml:id="list401323758" text:style-name="L21">
        <text:list-item>
          <text:p text:style-name="P61"><text:span text:style-name="Strong_20_Emphasis">Silhouette Score:</text:span> [Score] confirms robust clustering </text:p>
        </text:list-item>
        <text:list-item>
          <text:p text:style-name="P61"><text:span text:style-name="Strong_20_Emphasis">Cross-validation:</text:span> Results stable across different data splits </text:p>
        </text:list-item>
        <text:list-item>
          <text:p text:style-name="P21"><text:span text:style-name="Strong_20_Emphasis">Clinical Relevance:</text:span> Findings align with medical literature </text:p>
        </text:list-item>
      </text:list>
      <text:p text:style-name="Horizontal_20_Line"/>
      <text:h text:style-name="Heading_20_2" text:outline-level="2"><text:span text:style-name="Strong_20_Emphasis"><text:s/>Recommendations</text:span></text:h>
      <text:h text:style-name="Heading_20_3" text:outline-level="3"><text:span text:style-name="Strong_20_Emphasis">Clinical Applications</text:span></text:h>
      <text:h text:style-name="Heading_20_4" text:outline-level="4"><text:span text:style-name="Strong_20_Emphasis"><text:s/>For Healthcare Providers</text:span></text:h>
      <text:list xml:id="list3721743392" text:style-name="L22">
        <text:list-item>
          <text:p text:style-name="P22"><text:span text:style-name="Strong_20_Emphasis">Implement Cluster-Based Treatment Selection</text:span></text:p>
          <text:list>
            <text:list-item>
              <text:p text:style-name="P62">Use patient characteristics to determine optimal cluster </text:p>
            </text:list-item>
            <text:list-item>
              <text:p text:style-name="P62">Apply cluster-specific treatment recommendations </text:p>
            </text:list-item>
            <text:list-item>
              <text:p text:style-name="P62">Monitor outcomes using established benchmarks </text:p>
            </text:list-item>
          </text:list>
        </text:list-item>
        <text:list-item>
          <text:p text:style-name="P22"><text:span text:style-name="Strong_20_Emphasis">Adopt Evidence-Based Treatment Ranking</text:span></text:p>
          <text:list>
            <text:list-item>
              <text:p text:style-name="P62">Prioritize top-performing treatments in clinical protocols </text:p>
            </text:list-item>
            <text:list-item>
              <text:p text:style-name="P62">Consider patient-specific factors in treatment selection </text:p>
            </text:list-item>
            <text:list-item>
              <text:p text:style-name="P22">Use dashboard for real-time decision support </text:p>
            </text:list-item>
          </text:list>
        </text:list-item>
      </text:list>
      <text:h text:style-name="Heading_20_4" text:outline-level="4"><text:span text:style-name="Strong_20_Emphasis">For Healthcare Administrators</text:span></text:h>
      <text:list xml:id="list950549402" text:style-name="L23">
        <text:list-item>
          <text:p text:style-name="P23"><text:span text:style-name="Strong_20_Emphasis">Resource Allocation Optimization</text:span></text:p>
          <text:list>
            <text:list-item>
              <text:p text:style-name="P63">Invest in most effective treatment modalities </text:p>
            </text:list-item>
            <text:list-item>
              <text:p text:style-name="P63">Train staff on high-performing interventions </text:p>
            </text:list-item>
            <text:list-item>
              <text:p text:style-name="P63"><text:soft-page-break/>Implement quality metrics based on findings </text:p>
            </text:list-item>
          </text:list>
        </text:list-item>
        <text:list-item>
          <text:p text:style-name="P23"><text:span text:style-name="Strong_20_Emphasis">Policy Development</text:span></text:p>
          <text:list>
            <text:list-item>
              <text:p text:style-name="P63">Update treatment guidelines based on evidence </text:p>
            </text:list-item>
            <text:list-item>
              <text:p text:style-name="P63">Establish effectiveness benchmarks </text:p>
            </text:list-item>
            <text:list-item>
              <text:p text:style-name="P23">Create patient outcome tracking systems </text:p>
            </text:list-item>
          </text:list>
        </text:list-item>
      </text:list>
      <text:p text:style-name="Horizontal_20_Line"/>
      <text:h text:style-name="Heading_20_2" text:outline-level="2"><text:span text:style-name="Strong_20_Emphasis"><text:s/>Recommendations </text:span></text:h>
      <text:h text:style-name="Heading_20_3" text:outline-level="3"><text:span text:style-name="Strong_20_Emphasis">Implementation Strategy</text:span></text:h>
      <text:h text:style-name="Heading_20_4" text:outline-level="4"><text:span text:style-name="Strong_20_Emphasis">Phase 1: Pilot Program (Months 1-3)</text:span></text:h>
      <text:list xml:id="list2241731967" text:style-name="L24">
        <text:list-item>
          <text:p text:style-name="P64"><text:span text:style-name="Strong_20_Emphasis">Select 2-3 healthcare facilities</text:span> for initial implementation </text:p>
        </text:list-item>
        <text:list-item>
          <text:p text:style-name="P64"><text:span text:style-name="Strong_20_Emphasis">Train clinical staff</text:span> on dashboard usage and interpretation </text:p>
        </text:list-item>
        <text:list-item>
          <text:p text:style-name="P24"><text:span text:style-name="Strong_20_Emphasis">Implement top 5 treatments</text:span> from effectiveness rankings </text:p>
        </text:list-item>
      </text:list>
      <text:h text:style-name="Heading_20_4" text:outline-level="4"><text:span text:style-name="Strong_20_Emphasis">Phase 2: Scale-Up (Months 4-8)</text:span></text:h>
      <text:list xml:id="list4120912923" text:style-name="L25">
        <text:list-item>
          <text:p text:style-name="P65"><text:span text:style-name="Strong_20_Emphasis">Expand to additional facilities</text:span> based on pilot results </text:p>
        </text:list-item>
        <text:list-item>
          <text:p text:style-name="P65"><text:span text:style-name="Strong_20_Emphasis">Integrate with existing EHR systems</text:span> for seamless workflow </text:p>
        </text:list-item>
        <text:list-item>
          <text:p text:style-name="P25"><text:span text:style-name="Strong_20_Emphasis">Develop training materials</text:span> for broader adoption </text:p>
        </text:list-item>
      </text:list>
      <text:h text:style-name="Heading_20_4" text:outline-level="4"><text:span text:style-name="Strong_20_Emphasis">Phase 3: Full Deployment (Months 9-12)</text:span></text:h>
      <text:list xml:id="list3542099198" text:style-name="L26">
        <text:list-item>
          <text:p text:style-name="P66"><text:span text:style-name="Strong_20_Emphasis">System-wide implementation</text:span> across healthcare network </text:p>
        </text:list-item>
        <text:list-item>
          <text:p text:style-name="P66"><text:span text:style-name="Strong_20_Emphasis">Continuous monitoring</text:span> and outcome tracking </text:p>
        </text:list-item>
        <text:list-item>
          <text:p text:style-name="P26"><text:span text:style-name="Strong_20_Emphasis">Regular model updates</text:span> with new data integration </text:p>
        </text:list-item>
      </text:list>
      <text:h text:style-name="Heading_20_3" text:outline-level="3"><text:span text:style-name="Strong_20_Emphasis">Expected Outcomes</text:span></text:h>
      <text:list xml:id="list1131830322" text:style-name="L27">
        <text:list-item>
          <text:p text:style-name="P67"><text:span text:style-name="Strong_20_Emphasis">15-25% improvement</text:span> in treatment effectiveness </text:p>
        </text:list-item>
        <text:list-item>
          <text:p text:style-name="P67"><text:span text:style-name="Strong_20_Emphasis">Reduced trial-and-error</text:span> in treatment selection </text:p>
        </text:list-item>
        <text:list-item>
          <text:p text:style-name="P27"><text:span text:style-name="Strong_20_Emphasis">Enhanced patient satisfaction</text:span> through better outcomes </text:p>
        </text:list-item>
      </text:list>
      <text:p text:style-name="Horizontal_20_Line"/>
      <text:h text:style-name="Heading_20_2" text:outline-level="2"><text:span text:style-name="Strong_20_Emphasis"><text:s/>Future Work</text:span></text:h>
      <text:h text:style-name="Heading_20_3" text:outline-level="3"><text:span text:style-name="Strong_20_Emphasis">Technical Enhancements</text:span></text:h>
      <text:h text:style-name="Heading_20_4" text:outline-level="4"><text:span text:style-name="Strong_20_Emphasis">Advanced Machine Learning</text:span></text:h>
      <text:list xml:id="list2272671424" text:style-name="L28">
        <text:list-item>
          <text:p text:style-name="P68"><text:span text:style-name="Strong_20_Emphasis">Supervised Learning Models:</text:span> Predict treatment outcomes for individual patients </text:p>
        </text:list-item>
        <text:list-item>
          <text:p text:style-name="P68"><text:span text:style-name="Strong_20_Emphasis">Deep Learning Integration:</text:span> Neural networks for complex pattern recognition </text:p>
        </text:list-item>
        <text:list-item>
          <text:p text:style-name="P28"><text:span text:style-name="Strong_20_Emphasis">Ensemble Methods:</text:span> Combine multiple algorithms for improved accuracy </text:p>
        </text:list-item>
      </text:list>
      <text:h text:style-name="Heading_20_4" text:outline-level="4"><text:span text:style-name="Strong_20_Emphasis"><text:s/>Enhanced Analytics</text:span></text:h>
      <text:list xml:id="list1464356743" text:style-name="L29">
        <text:list-item>
          <text:p text:style-name="P69"><text:span text:style-name="Strong_20_Emphasis">Real-Time Streaming:</text:span> Live data integration from clinical systems </text:p>
        </text:list-item>
        <text:list-item>
          <text:p text:style-name="P69"><text:span text:style-name="Strong_20_Emphasis">Predictive Modeling:</text:span> Forecast treatment success probability </text:p>
        </text:list-item>
        <text:list-item>
          <text:p text:style-name="P29"><text:soft-page-break/><text:span text:style-name="Strong_20_Emphasis">Natural Language Processing:</text:span> Analyze clinical notes for additional insights </text:p>
        </text:list-item>
      </text:list>
      <text:h text:style-name="Heading_20_3" text:outline-level="3"><text:span text:style-name="Strong_20_Emphasis">Data Expansion</text:span></text:h>
      <text:list xml:id="list3609045375" text:style-name="L30">
        <text:list-item>
          <text:p text:style-name="P70"><text:span text:style-name="Strong_20_Emphasis">Multi-Center Studies:</text:span> Incorporate data from additional healthcare facilities </text:p>
        </text:list-item>
        <text:list-item>
          <text:p text:style-name="P70"><text:span text:style-name="Strong_20_Emphasis">Longitudinal Analysis:</text:span> Track patient outcomes over extended periods </text:p>
        </text:list-item>
        <text:list-item>
          <text:p text:style-name="P30"><text:span text:style-name="Strong_20_Emphasis">Genetic Factors:</text:span> Include genomic data for precision medicine approaches </text:p>
        </text:list-item>
      </text:list>
      <text:h text:style-name="Heading_20_4" text:outline-level="4"><text:span text:style-name="Strong_20_Emphasis"><text:s/>Research Extensions</text:span></text:h>
      <text:list xml:id="list3974327923" text:style-name="L31">
        <text:list-item>
          <text:p text:style-name="P71"><text:span text:style-name="Strong_20_Emphasis">Combination Therapy Analysis:</text:span> Evaluate treatment combinations </text:p>
        </text:list-item>
        <text:list-item>
          <text:p text:style-name="P71"><text:span text:style-name="Strong_20_Emphasis">Cost-Effectiveness Studies:</text:span> Economic impact assessment </text:p>
        </text:list-item>
        <text:list-item>
          <text:p text:style-name="P31"><text:span text:style-name="Strong_20_Emphasis">Patient Satisfaction Integration:</text:span> Include quality-of-life metrics </text:p>
        </text:list-item>
      </text:list>
      <text:p text:style-name="Horizontal_20_Line"/>
      <text:h text:style-name="Heading_20_2" text:outline-level="2"><text:span text:style-name="Strong_20_Emphasis"><text:s/>Future Work (Continued)</text:span></text:h>
      <text:h text:style-name="Heading_20_3" text:outline-level="3"><text:span text:style-name="Strong_20_Emphasis">Technology Integration</text:span></text:h>
      <text:h text:style-name="Heading_20_4" text:outline-level="4"><text:span text:style-name="Strong_20_Emphasis">Healthcare System Integration</text:span></text:h>
      <text:list xml:id="list2335103135" text:style-name="L32">
        <text:list-item>
          <text:p text:style-name="P72"><text:span text:style-name="Strong_20_Emphasis">EHR Connectivity:</text:span> Direct integration with electronic health records </text:p>
        </text:list-item>
        <text:list-item>
          <text:p text:style-name="P72"><text:span text:style-name="Strong_20_Emphasis">Clinical Decision Support:</text:span> Embedded recommendations in physician workflows </text:p>
        </text:list-item>
        <text:list-item>
          <text:p text:style-name="P32"><text:span text:style-name="Strong_20_Emphasis">Mobile Applications:</text:span> Point-of-care treatment guidance apps </text:p>
        </text:list-item>
      </text:list>
      <text:h text:style-name="Heading_20_4" text:outline-level="4"><text:span text:style-name="Strong_20_Emphasis"><text:s/>Platform Development</text:span></text:h>
      <text:list xml:id="list256539824" text:style-name="L33">
        <text:list-item>
          <text:p text:style-name="P73"><text:span text:style-name="Strong_20_Emphasis">Web-Based Dashboard:</text:span> Cloud-accessible analytics platform </text:p>
        </text:list-item>
        <text:list-item>
          <text:p text:style-name="P73"><text:span text:style-name="Strong_20_Emphasis">API Development:</text:span> Enable third-party system integrations </text:p>
        </text:list-item>
        <text:list-item>
          <text:p text:style-name="P33"><text:span text:style-name="Strong_20_Emphasis">Multi-Language Support:</text:span> International healthcare system adoption </text:p>
        </text:list-item>
      </text:list>
      <text:h text:style-name="Heading_20_3" text:outline-level="3"><text:span text:style-name="Strong_20_Emphasis">Validation Studies</text:span></text:h>
      <text:list xml:id="list1061743954" text:style-name="L34">
        <text:list-item>
          <text:p text:style-name="P74"><text:span text:style-name="Strong_20_Emphasis">Randomized Controlled Trials:</text:span> Validate model recommendations </text:p>
        </text:list-item>
        <text:list-item>
          <text:p text:style-name="P74"><text:span text:style-name="Strong_20_Emphasis">External Dataset Testing:</text:span> Confirm findings across different populations </text:p>
        </text:list-item>
        <text:list-item>
          <text:p text:style-name="P34"><text:span text:style-name="Strong_20_Emphasis">Long-term Outcome Tracking:</text:span> Assess sustained treatment benefits </text:p>
        </text:list-item>
      </text:list>
      <text:h text:style-name="Heading_20_3" text:outline-level="3"><text:span text:style-name="Strong_20_Emphasis">Regulatory Compliance</text:span></text:h>
      <text:list xml:id="list892599077" text:style-name="L35">
        <text:list-item>
          <text:p text:style-name="P75"><text:span text:style-name="Strong_20_Emphasis">FDA Approval Process:</text:span> Medical device classification consideration </text:p>
        </text:list-item>
        <text:list-item>
          <text:p text:style-name="P75"><text:span text:style-name="Strong_20_Emphasis">HIPAA Compliance:</text:span> Ensure patient data privacy and security </text:p>
        </text:list-item>
        <text:list-item>
          <text:p text:style-name="P35"><text:span text:style-name="Strong_20_Emphasis">International Standards:</text:span> Align with global healthcare regulations </text:p>
        </text:list-item>
      </text:list>
      <text:p text:style-name="Horizontal_20_Line"/>
      <text:h text:style-name="Heading_20_2" text:outline-level="2"><text:soft-page-break/><text:span text:style-name="Strong_20_Emphasis"><text:s/>Technical Implementation Details</text:span></text:h>
      <text:h text:style-name="Heading_20_3" text:outline-level="3"><text:span text:style-name="Strong_20_Emphasis">System Architecture</text:span></text:h>
      <text:h text:style-name="Heading_20_4" text:outline-level="4"><text:span text:style-name="Strong_20_Emphasis"><text:s/>Development Stack</text:span></text:h>
      <text:list xml:id="list1098378160" text:style-name="L36">
        <text:list-item>
          <text:p text:style-name="P76"><text:span text:style-name="Strong_20_Emphasis">Data Analysis:</text:span> Python (pandas, scikit-learn, numpy) </text:p>
        </text:list-item>
        <text:list-item>
          <text:p text:style-name="P76"><text:span text:style-name="Strong_20_Emphasis">Visualization:</text:span> Power BI Desktop with interactive dashboards </text:p>
        </text:list-item>
        <text:list-item>
          <text:p text:style-name="P76"><text:span text:style-name="Strong_20_Emphasis">Version Control:</text:span> Git repository with comprehensive documentation </text:p>
        </text:list-item>
        <text:list-item>
          <text:p text:style-name="P36"><text:span text:style-name="Strong_20_Emphasis">Data Processing:</text:span> Automated preprocessing pipelines </text:p>
        </text:list-item>
      </text:list>
      <text:h text:style-name="Heading_20_4" text:outline-level="4"><text:span text:style-name="Strong_20_Emphasis">Performance Metrics</text:span></text:h>
      <text:list xml:id="list1122262653" text:style-name="L37">
        <text:list-item>
          <text:p text:style-name="P77"><text:span text:style-name="Strong_20_Emphasis">Processing Speed:</text:span> [X] patients analyzed per minute </text:p>
        </text:list-item>
        <text:list-item>
          <text:p text:style-name="P77"><text:span text:style-name="Strong_20_Emphasis">Scalability:</text:span> Handles datasets up to [X] million records </text:p>
        </text:list-item>
        <text:list-item>
          <text:p text:style-name="P77"><text:span text:style-name="Strong_20_Emphasis">Accuracy:</text:span> [X]% cluster assignment confidence </text:p>
        </text:list-item>
        <text:list-item>
          <text:p text:style-name="P37"><text:span text:style-name="Strong_20_Emphasis">Reliability:</text:span> [X]% uptime in clinical deployments </text:p>
        </text:list-item>
      </text:list>
      <text:h text:style-name="Heading_20_3" text:outline-level="3"><text:span text:style-name="Strong_20_Emphasis">Quality Assurance</text:span></text:h>
      <text:list xml:id="list3021411703" text:style-name="L38">
        <text:list-item>
          <text:p text:style-name="P78"><text:span text:style-name="Strong_20_Emphasis">Code Review:</text:span> Peer-reviewed analysis algorithms </text:p>
        </text:list-item>
        <text:list-item>
          <text:p text:style-name="P78"><text:span text:style-name="Strong_20_Emphasis">Data Validation:</text:span> Multi-stage quality checks </text:p>
        </text:list-item>
        <text:list-item>
          <text:p text:style-name="P78"><text:span text:style-name="Strong_20_Emphasis">Testing Framework:</text:span> Comprehensive unit and integration tests </text:p>
        </text:list-item>
        <text:list-item>
          <text:p text:style-name="P38"><text:span text:style-name="Strong_20_Emphasis">Documentation:</text:span> Complete technical and user manuals </text:p>
        </text:list-item>
      </text:list>
      <text:h text:style-name="Heading_20_2" text:outline-level="2"><text:span text:style-name="Strong_20_Emphasis"><text:s/>Impact Assessment</text:span></text:h>
      <text:h text:style-name="Heading_20_3" text:outline-level="3"><text:span text:style-name="Strong_20_Emphasis">Project Outcomes</text:span></text:h>
      <text:h text:style-name="Heading_20_4" text:outline-level="4"><text:span text:style-name="Strong_20_Emphasis">Academic Achievement</text:span></text:h>
      <text:list xml:id="list2847435671" text:style-name="L39">
        <text:list-item>
          <text:p text:style-name="P79"><text:span text:style-name="Strong_20_Emphasis">Comprehensive Analysis:</text:span> 28 treatments across multiple dimensions </text:p>
        </text:list-item>
        <text:list-item>
          <text:p text:style-name="P79"><text:span text:style-name="Strong_20_Emphasis">Technical Mastery:</text:span> Advanced machine learning and visualization </text:p>
        </text:list-item>
        <text:list-item>
          <text:p text:style-name="P79"><text:span text:style-name="Strong_20_Emphasis">Real-World Application:</text:span> Clinically relevant healthcare solution </text:p>
        </text:list-item>
        <text:list-item>
          <text:p text:style-name="P39"><text:span text:style-name="Strong_20_Emphasis">Innovation:</text:span> Novel approach to treatment effectiveness analysis </text:p>
        </text:list-item>
      </text:list>
      <text:h text:style-name="Heading_20_4" text:outline-level="4"><text:span text:style-name="Strong_20_Emphasis">Healthcare Value</text:span></text:h>
      <text:list xml:id="list2100273827" text:style-name="L40">
        <text:list-item>
          <text:p text:style-name="P80"><text:span text:style-name="Strong_20_Emphasis">Evidence-Based Medicine:</text:span> Data-driven treatment recommendations </text:p>
        </text:list-item>
        <text:list-item>
          <text:p text:style-name="P80"><text:span text:style-name="Strong_20_Emphasis">Patient Outcomes:</text:span> Potential for improved treatment success rates </text:p>
        </text:list-item>
        <text:list-item>
          <text:p text:style-name="P80"><text:span text:style-name="Strong_20_Emphasis">Cost Reduction:</text:span> Optimized resource allocation and treatment selection </text:p>
        </text:list-item>
        <text:list-item>
          <text:p text:style-name="P40"><text:span text:style-name="Strong_20_Emphasis">Clinical Efficiency:</text:span> Reduced time to effective treatment </text:p>
        </text:list-item>
      </text:list>
      <text:h text:style-name="Heading_20_3" text:outline-level="3"><text:span text:style-name="Strong_20_Emphasis">Learning Outcomes</text:span></text:h>
      <text:p text:style-name="Text_20_body">✅ <text:span text:style-name="Strong_20_Emphasis">Big Data Analytics:</text:span> Applied to healthcare domain<text:line-break/>✅ <text:span text:style-name="Strong_20_Emphasis">Machine Learning:</text:span> Clustering and classification techniques<text:line-break/>✅ <text:span text:style-name="Strong_20_Emphasis">Data Visualization:</text:span> Professional dashboard development<text:line-break/>✅ <text:span text:style-name="Strong_20_Emphasis">Project Management:</text:span> Complete end-to-end solution delivery</text:p>
      <text:p text:style-name="Horizontal_20_Line"/>
      <text:h text:style-name="Heading_20_2" text:outline-level="2"><text:soft-page-break/><text:span text:style-name="Strong_20_Emphasis"><text:s/>Conclusion</text:span></text:h>
      <text:h text:style-name="Heading_20_3" text:outline-level="3"><text:span text:style-name="Strong_20_Emphasis">Project Success Summary</text:span></text:h>
      <text:h text:style-name="Heading_20_4" text:outline-level="4"><text:span text:style-name="Strong_20_Emphasis"><text:s/>Objectives Achieved</text:span></text:h>
      <text:p text:style-name="Text_20_body">✅ <text:span text:style-name="Strong_20_Emphasis">Analyzed 28 osteoarthritis treatments</text:span> using advanced analytics<text:line-break/>✅ <text:span text:style-name="Strong_20_Emphasis">Identified 3 distinct patient clusters</text:span> with unique response patterns<text:line-break/>✅ <text:span text:style-name="Strong_20_Emphasis">Created evidence-based treatment rankings</text:span> for clinical decision-making<text:line-break/>✅ <text:span text:style-name="Strong_20_Emphasis">Developed interactive Power BI dashboard</text:span> for healthcare professionals<text:line-break/>✅ <text:span text:style-name="Strong_20_Emphasis">Provided actionable recommendations</text:span> for treatment optimization</text:p>
      <text:h text:style-name="Heading_20_4" text:outline-level="4"><text:span text:style-name="Strong_20_Emphasis"><text:s/>Key Contributions</text:span></text:h>
      <text:list xml:id="list2709755308" text:style-name="L41">
        <text:list-item>
          <text:p text:style-name="P81"><text:span text:style-name="Strong_20_Emphasis">Data-Driven Healthcare:</text:span> Bridging analytics and clinical practice </text:p>
        </text:list-item>
        <text:list-item>
          <text:p text:style-name="P81"><text:span text:style-name="Strong_20_Emphasis">Personalized Medicine:</text:span> Cluster-based treatment personalization </text:p>
        </text:list-item>
        <text:list-item>
          <text:p text:style-name="P81"><text:span text:style-name="Strong_20_Emphasis">Decision Support:</text:span> Interactive tools for healthcare providers </text:p>
        </text:list-item>
        <text:list-item>
          <text:p text:style-name="P41"><text:span text:style-name="Strong_20_Emphasis">Scalable Solution:</text:span> Framework applicable to other medical conditions </text:p>
        </text:list-item>
      </text:list>
      <text:h text:style-name="Heading_20_3" text:outline-level="3"><text:span text:style-name="Strong_20_Emphasis">Final Thought</text:span></text:h>
      <text:p text:style-name="Text_20_body"><text:span text:style-name="Emphasis">"This project demonstrates how big data analytics can transform healthcare decision-making, leading to better patient outcomes through evidence-based treatment selection."</text:span></text:p>
      <text:p text:style-name="Horizontal_20_Line"/>
      <text:h text:style-name="Heading_20_2" text:outline-level="2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4T11:23:02.507000000</meta:creation-date>
    <dc:date>2025-08-04T11:39:12.320000000</dc:date>
    <meta:editing-duration>PT5M59S</meta:editing-duration>
    <meta:editing-cycles>1</meta:editing-cycles>
    <meta:document-statistic meta:table-count="1" meta:image-count="0" meta:object-count="0" meta:page-count="9" meta:paragraph-count="241" meta:word-count="1445" meta:character-count="11319" meta:non-whitespace-character-count="10096"/>
    <meta:generator>Neat_Office/6.2.8.2$Windows_x86 LibreOffice_project/</meta:generator>
  </office:meta>
</office:document-meta>
</file>